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9.91cm" fo:min-width="8.898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7.37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17cm"/>
      <style:paragraph-properties style:writing-mode="lr-tb"/>
    </style:style>
    <style:style style:name="gr7" style:family="graphic" style:parent-style-name="objectwithoutfill">
      <style:graphic-properties svg:stroke-width="0.035cm" svg:stroke-color="#ff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5.846cm" fo:min-width="7.374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5.812cm" fo:min-width="7.34cm" fo:padding-top="0.142cm" fo:padding-bottom="0.142cm" fo:padding-left="0.267cm" fo:padding-right="0.267cm"/>
    </style:style>
    <style:style style:name="gr10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0.828cm" fo:min-width="1.296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title">
      <style:graphic-properties fo:min-height="1.1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26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d7"/>
      <style:paragraph-properties fo:text-align="center"/>
    </style:style>
    <style:style style:name="P8" style:family="paragraph">
      <style:paragraph-properties fo:text-align="center" style:writing-mode="lr-tb"/>
      <style:text-properties fo:font-size="12pt" fo:font-style="italic" fo:font-weight="bold"/>
    </style:style>
    <style:style style:name="P9" style:family="paragraph">
      <loext:graphic-properties draw:fill="solid" draw:fill-color="#ffffff"/>
      <style:paragraph-properties fo:text-align="center" style:writing-mode="lr-tb"/>
      <style:text-properties fo:font-size="12pt" fo:font-style="italic" fo:font-weight="bold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26pt"/>
    </style:style>
    <style:style style:name="T2" style:family="text">
      <style:text-properties fo:font-size="12pt" fo:font-style="italic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1 DaemonSets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12.9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12.9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3.97cm">
          <draw:text-box>
            <text:p>Primary node</text:p>
          </draw:text-box>
        </draw:frame>
        <draw:frame draw:style-name="gr6" draw:text-style-name="P4" draw:layer="layout" svg:width="4.117cm" svg:height="0.962cm" svg:x="22.098cm" svg:y="13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" draw:text-style-name="P4" draw:layer="layout" svg:width="7.83cm" svg:height="0.962cm" svg:x="19.442cm" svg:y="4.64cm">
          <draw:text-box>
            <text:p>VxLAN (CNI plugin)</text:p>
          </draw:text-box>
        </draw:frame>
        <draw:custom-shape draw:style-name="gr8" draw:text-style-name="P7" draw:layer="layout" svg:width="7.874cm" svg:height="6.096cm" svg:x="5.334cm" svg:y="6.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.874cm" svg:height="6.096cm" svg:x="15.748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line draw:style-name="gr7" draw:text-style-name="P3" draw:layer="layout" svg:x1="16.51cm" svg:y1="6.35cm" svg:x2="16.51cm" svg:y2="5.334cm">
          <text:p/>
        </draw:line>
        <draw:custom-shape draw:style-name="gr10" draw:text-style-name="P9" draw:layer="layout" svg:width="2.54cm" svg:height="1.524cm" svg:x="7.874cm" svg:y="7.366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6.35cm" svg:y="9.906cm">
          <text:p text:style-name="P8"><text:span text:style-name="T2">ros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9.906cm" svg:y="9.398cm">
          <text:p text:style-name="P8"><text:span text:style-name="T2">ros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3" draw:layer="layout" svg:x1="9.144cm" svg:y1="8.89cm" svg:x2="7.62cm" svg:y2="9.906cm">
          <text:p/>
        </draw:line>
        <draw:line draw:style-name="gr1" draw:text-style-name="P3" draw:layer="layout" svg:x1="9.144cm" svg:y1="8.89cm" svg:x2="10.922cm" svg:y2="9.398cm">
          <text:p/>
        </draw:line>
        <draw:custom-shape draw:style-name="gr10" draw:text-style-name="P9" draw:layer="layout" svg:width="2.54cm" svg:height="1.524cm" svg:x="7.875cm" svg:y="7.367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6.351cm" svg:y="9.907cm">
          <text:p text:style-name="P8"><text:span text:style-name="T2">ros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9.907cm" svg:y="9.399cm">
          <text:p text:style-name="P8"><text:span text:style-name="T2">ros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3" draw:layer="layout" svg:x1="9.145cm" svg:y1="8.891cm" svg:x2="7.621cm" svg:y2="9.907cm">
          <text:p/>
        </draw:line>
        <draw:line draw:style-name="gr1" draw:text-style-name="P3" draw:layer="layout" svg:x1="9.145cm" svg:y1="8.891cm" svg:x2="10.923cm" svg:y2="9.399cm">
          <text:p/>
        </draw:line>
        <draw:custom-shape draw:style-name="gr10" draw:text-style-name="P9" draw:layer="layout" svg:width="2.54cm" svg:height="1.524cm" svg:x="18.287cm" svg:y="7.365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16.763cm" svg:y="9.905cm">
          <text:p text:style-name="P8"><text:span text:style-name="T2">ros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20.319cm" svg:y="9.397cm">
          <text:p text:style-name="P8"><text:span text:style-name="T2">ros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3" draw:layer="layout" svg:x1="19.557cm" svg:y1="8.889cm" svg:x2="18.033cm" svg:y2="9.905cm">
          <text:p/>
        </draw:line>
        <draw:line draw:style-name="gr1" draw:text-style-name="P3" draw:layer="layout" svg:x1="19.557cm" svg:y1="8.889cm" svg:x2="21.335cm" svg:y2="9.397cm">
          <text:p/>
        </draw:line>
        <draw:custom-shape draw:style-name="gr10" draw:text-style-name="P9" draw:layer="layout" svg:width="2.54cm" svg:height="1.524cm" svg:x="18.288cm" svg:y="7.366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16.764cm" svg:y="9.906cm">
          <text:p text:style-name="P8"><text:span text:style-name="T2">ros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20.32cm" svg:y="9.398cm">
          <text:p text:style-name="P8"><text:span text:style-name="T2">ros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3" draw:layer="layout" svg:x1="19.558cm" svg:y1="8.89cm" svg:x2="18.034cm" svg:y2="9.906cm">
          <text:p/>
        </draw:line>
        <draw:line draw:style-name="gr1" draw:text-style-name="P3" draw:layer="layout" svg:x1="19.558cm" svg:y1="8.89cm" svg:x2="21.336cm" svg:y2="9.398cm">
          <text:p/>
        </draw:lin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2T23:08:29.135422908</meta:creation-date>
    <dc:date>2023-02-02T23:24:02.238761558</dc:date>
    <meta:editing-duration>PT5M23S</meta:editing-duration>
    <meta:editing-cycles>1</meta:editing-cycles>
    <meta:generator>LibreOffice/6.4.7.2$Linux_X86_64 LibreOffice_project/40$Build-2</meta:generator>
    <meta:document-statistic meta:object-count="60"/>
  </office:meta>
</office:document-meta>
</file>